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enet-fashion-filters=32,48-with-10000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20807.0951" calcext:value-type="float">
            <text:p>20807.0951</text:p>
          </table:table-cell>
          <table:table-cell office:value-type="float" office:value="752321.7107" calcext:value-type="float">
            <text:p>752321.7107</text:p>
          </table:table-cell>
          <table:table-cell office:value-type="float" office:value="2612.0199" calcext:value-type="float">
            <text:p>2612.0199</text:p>
          </table:table-cell>
          <table:table-cell table:number-columns-repeated="8"/>
          <table:table-cell office:value-type="float" office:value="119.823137744486" calcext:value-type="float">
            <text:p>119.823137744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247.1969" calcext:value-type="float">
            <text:p>247.196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32" calcext:value-type="float">
            <text:p>32</text:p>
          </table:table-cell>
          <table:table-cell table:number-columns-repeated="6"/>
          <table:table-cell office:value-type="float" office:value="732.897959183673" calcext:value-type="float">
            <text:p>732.897959183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0.2486" calcext:value-type="float">
            <text:p>20.2486</text:p>
          </table:table-cell>
          <table:table-cell table:formula="of:=28*28" office:value-type="float" office:value="784" calcext:value-type="float">
            <text:p>784</text:p>
          </table:table-cell>
          <table:table-cell table:formula="of:=[$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formula="of:=[.K4]/[.F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8.4318" calcext:value-type="float">
            <text:p>38.431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5]/[.F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4.7489" calcext:value-type="float">
            <text:p>34.748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6]/[.F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52.2387" calcext:value-type="float">
            <text:p>52.2387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7]/[.F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6.6164" calcext:value-type="float">
            <text:p>36.616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8]/[.F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4.5265" calcext:value-type="float">
            <text:p>24.526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9]/[.F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488:627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6.7578" calcext:value-type="float">
            <text:p>26.757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0]/[.F1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272:705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69.3357" calcext:value-type="float">
            <text:p>69.3357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1]/[.F1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056:783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2.5083" calcext:value-type="float">
            <text:p>32.50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2]/[.F1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0:862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7.0959" calcext:value-type="float">
            <text:p>27.095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3]/[.F1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624:940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9.4886" calcext:value-type="float">
            <text:p>9.488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4]/[.F1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9408:1019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45.3008" calcext:value-type="float">
            <text:p>45.300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5]/[.F1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192:1097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51.0317" calcext:value-type="float">
            <text:p>51.0317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6]/[.F1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976:1175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2.4275" calcext:value-type="float">
            <text:p>32.427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7]/[.F1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1760:1254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68.58" calcext:value-type="float">
            <text:p>68.5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8]/[.F1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2544:1332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69.4431" calcext:value-type="float">
            <text:p>69.443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9]/[.F1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3328:1411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163.1657" calcext:value-type="float">
            <text:p>163.1657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0]/[.F2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4112:1489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18.5776" calcext:value-type="float">
            <text:p>18.577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1]/[.F2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4896:1567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3.5419" calcext:value-type="float">
            <text:p>33.541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2]/[.F2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5680:1646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15.286" calcext:value-type="float">
            <text:p>15.28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3]/[.F2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6464:1724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1.8618" calcext:value-type="float">
            <text:p>31.861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4]/[.F2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7248:1803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2.2722" calcext:value-type="float">
            <text:p>32.272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5]/[.F2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8032:1881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8.1684" calcext:value-type="float">
            <text:p>38.168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6]/[.F2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8816:1959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8.8357" calcext:value-type="float">
            <text:p>28.8357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7]/[.F2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9600:2038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4.1892" calcext:value-type="float">
            <text:p>24.189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8]/[.F2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0384:2116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9.9928" calcext:value-type="float">
            <text:p>29.992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9]/[.F2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1168:2195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99.7414" calcext:value-type="float">
            <text:p>99.741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0]/[.F3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1952:2273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14.2369" calcext:value-type="float">
            <text:p>14.236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1]/[.F3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2736:2351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42.3016" calcext:value-type="float">
            <text:p>42.301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2]/[.F3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3520:2430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15.3649" calcext:value-type="float">
            <text:p>15.364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3]/[.F3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4304:2508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6.4013" calcext:value-type="float">
            <text:p>26.40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4]/[.F3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5088:2587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50.1871" calcext:value-type="float">
            <text:p>50.187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5]/[.F3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5872:26067]</text:p>
          </table:table-cell>
          <table:table-cell office:value-type="string" calcext:value-type="string">
            <text:p>convolution</text:p>
          </table:table-cell>
          <table:table-cell office:value-type="float" office:value="14.3331" calcext:value-type="float">
            <text:p>14.3331</text:p>
          </table:table-cell>
          <table:table-cell office:value-type="float" office:value="20.2486" calcext:value-type="float">
            <text:p>20.2486</text:p>
          </table:table-cell>
          <table:table-cell office:value-type="float" office:value="14.3331" calcext:value-type="float">
            <text:p>14.3331</text:p>
          </table:table-cell>
          <table:table-cell table:formula="of:=14*14" office:value-type="float" office:value="196" calcext:value-type="float">
            <text:p>196</text:p>
          </table:table-cell>
          <table:table-cell table:formula="of:=[$layers.C4]" office:value-type="float" office:value="48" calcext:value-type="float">
            <text:p>48</text:p>
          </table:table-cell>
          <table:table-cell table:formula="of:=[.F35]*[layers.B4]" office:value-type="float" office:value="784" calcext:value-type="float">
            <text:p>784</text:p>
          </table:table-cell>
          <table:table-cell table:formula="of:=[.K36]/[.H36]" office:value-type="float" office:value="1" calcext:value-type="float">
            <text:p>1</text:p>
          </table:table-cell>
          <table:table-cell table:formula="of:=[.E4]" office:value-type="float" office:value="20.2486" calcext:value-type="float">
            <text:p>20.2486</text:p>
          </table:table-cell>
          <table:table-cell table:formula="of:=[layers.B4]*[.F35]*[.N35]/[.G35]" office:value-type="float" office:value="784" calcext:value-type="float">
            <text:p>784</text:p>
          </table:table-cell>
          <table:table-cell table:formula="of:=[.K36]/[.F3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068:26263]</text:p>
          </table:table-cell>
          <table:table-cell office:value-type="string" calcext:value-type="string">
            <text:p>convolution</text:p>
          </table:table-cell>
          <table:table-cell office:value-type="float" office:value="19.0111" calcext:value-type="float">
            <text:p>19.0111</text:p>
          </table:table-cell>
          <table:table-cell office:value-type="float" office:value="38.4318" calcext:value-type="float">
            <text:p>38.4318</text:p>
          </table:table-cell>
          <table:table-cell office:value-type="float" office:value="19.0111" calcext:value-type="float">
            <text:p>19.011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5]" office:value-type="float" office:value="38.4318" calcext:value-type="float">
            <text:p>38.431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7]/[.F3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264:26459]</text:p>
          </table:table-cell>
          <table:table-cell office:value-type="string" calcext:value-type="string">
            <text:p>convolution</text:p>
          </table:table-cell>
          <table:table-cell office:value-type="float" office:value="19.5451" calcext:value-type="float">
            <text:p>19.5451</text:p>
          </table:table-cell>
          <table:table-cell office:value-type="float" office:value="34.7489" calcext:value-type="float">
            <text:p>34.7489</text:p>
          </table:table-cell>
          <table:table-cell office:value-type="float" office:value="19.5451" calcext:value-type="float">
            <text:p>19.545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6]" office:value-type="float" office:value="34.7489" calcext:value-type="float">
            <text:p>34.748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8]/[.F3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460:26655]</text:p>
          </table:table-cell>
          <table:table-cell office:value-type="string" calcext:value-type="string">
            <text:p>convolution</text:p>
          </table:table-cell>
          <table:table-cell office:value-type="float" office:value="32.5263" calcext:value-type="float">
            <text:p>32.5263</text:p>
          </table:table-cell>
          <table:table-cell office:value-type="float" office:value="52.2387" calcext:value-type="float">
            <text:p>52.2387</text:p>
          </table:table-cell>
          <table:table-cell office:value-type="float" office:value="32.5263" calcext:value-type="float">
            <text:p>32.526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7]" office:value-type="float" office:value="52.2387" calcext:value-type="float">
            <text:p>52.2387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9]/[.F3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656:26851]</text:p>
          </table:table-cell>
          <table:table-cell office:value-type="string" calcext:value-type="string">
            <text:p>convolution</text:p>
          </table:table-cell>
          <table:table-cell office:value-type="float" office:value="25.165" calcext:value-type="float">
            <text:p>25.165</text:p>
          </table:table-cell>
          <table:table-cell office:value-type="float" office:value="36.6164" calcext:value-type="float">
            <text:p>36.6164</text:p>
          </table:table-cell>
          <table:table-cell office:value-type="float" office:value="25.165" calcext:value-type="float">
            <text:p>25.16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8]" office:value-type="float" office:value="36.6164" calcext:value-type="float">
            <text:p>36.616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0]/[.F4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6852:27047]</text:p>
          </table:table-cell>
          <table:table-cell office:value-type="string" calcext:value-type="string">
            <text:p>convolution</text:p>
          </table:table-cell>
          <table:table-cell office:value-type="float" office:value="17.9809" calcext:value-type="float">
            <text:p>17.9809</text:p>
          </table:table-cell>
          <table:table-cell office:value-type="float" office:value="24.5265" calcext:value-type="float">
            <text:p>24.5265</text:p>
          </table:table-cell>
          <table:table-cell office:value-type="float" office:value="17.9809" calcext:value-type="float">
            <text:p>17.980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9]" office:value-type="float" office:value="24.5265" calcext:value-type="float">
            <text:p>24.5265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1]/[.F4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048:27243]</text:p>
          </table:table-cell>
          <table:table-cell office:value-type="string" calcext:value-type="string">
            <text:p>convolution</text:p>
          </table:table-cell>
          <table:table-cell office:value-type="float" office:value="17.5935" calcext:value-type="float">
            <text:p>17.5935</text:p>
          </table:table-cell>
          <table:table-cell office:value-type="float" office:value="26.7578" calcext:value-type="float">
            <text:p>26.7578</text:p>
          </table:table-cell>
          <table:table-cell office:value-type="float" office:value="17.5935" calcext:value-type="float">
            <text:p>17.593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0]" office:value-type="float" office:value="26.7578" calcext:value-type="float">
            <text:p>26.757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2]/[.F4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244:27439]</text:p>
          </table:table-cell>
          <table:table-cell office:value-type="string" calcext:value-type="string">
            <text:p>convolution</text:p>
          </table:table-cell>
          <table:table-cell office:value-type="float" office:value="34.7511" calcext:value-type="float">
            <text:p>34.7511</text:p>
          </table:table-cell>
          <table:table-cell office:value-type="float" office:value="69.3357" calcext:value-type="float">
            <text:p>69.3357</text:p>
          </table:table-cell>
          <table:table-cell office:value-type="float" office:value="34.7511" calcext:value-type="float">
            <text:p>34.751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1]" office:value-type="float" office:value="69.3357" calcext:value-type="float">
            <text:p>69.3357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3]/[.F4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440:27635]</text:p>
          </table:table-cell>
          <table:table-cell office:value-type="string" calcext:value-type="string">
            <text:p>convolution</text:p>
          </table:table-cell>
          <table:table-cell office:value-type="float" office:value="15.966" calcext:value-type="float">
            <text:p>15.966</text:p>
          </table:table-cell>
          <table:table-cell office:value-type="float" office:value="32.5083" calcext:value-type="float">
            <text:p>32.5083</text:p>
          </table:table-cell>
          <table:table-cell office:value-type="float" office:value="15.966" calcext:value-type="float">
            <text:p>15.96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2]" office:value-type="float" office:value="32.5083" calcext:value-type="float">
            <text:p>32.508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4]/[.F4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636:27831]</text:p>
          </table:table-cell>
          <table:table-cell office:value-type="string" calcext:value-type="string">
            <text:p>convolution</text:p>
          </table:table-cell>
          <table:table-cell office:value-type="float" office:value="18.1736" calcext:value-type="float">
            <text:p>18.1736</text:p>
          </table:table-cell>
          <table:table-cell office:value-type="float" office:value="27.0959" calcext:value-type="float">
            <text:p>27.0959</text:p>
          </table:table-cell>
          <table:table-cell office:value-type="float" office:value="18.1736" calcext:value-type="float">
            <text:p>18.173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3]" office:value-type="float" office:value="27.0959" calcext:value-type="float">
            <text:p>27.095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5]/[.F4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7832:28027]</text:p>
          </table:table-cell>
          <table:table-cell office:value-type="string" calcext:value-type="string">
            <text:p>convolution</text:p>
          </table:table-cell>
          <table:table-cell office:value-type="float" office:value="7.5233" calcext:value-type="float">
            <text:p>7.5233</text:p>
          </table:table-cell>
          <table:table-cell office:value-type="float" office:value="9.4886" calcext:value-type="float">
            <text:p>9.4886</text:p>
          </table:table-cell>
          <table:table-cell office:value-type="float" office:value="7.5233" calcext:value-type="float">
            <text:p>7.523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4]" office:value-type="float" office:value="9.4886" calcext:value-type="float">
            <text:p>9.488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6]/[.F4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028:28223]</text:p>
          </table:table-cell>
          <table:table-cell office:value-type="string" calcext:value-type="string">
            <text:p>convolution</text:p>
          </table:table-cell>
          <table:table-cell office:value-type="float" office:value="26.2955" calcext:value-type="float">
            <text:p>26.2955</text:p>
          </table:table-cell>
          <table:table-cell office:value-type="float" office:value="45.3008" calcext:value-type="float">
            <text:p>45.3008</text:p>
          </table:table-cell>
          <table:table-cell office:value-type="float" office:value="26.2955" calcext:value-type="float">
            <text:p>26.295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5]" office:value-type="float" office:value="45.3008" calcext:value-type="float">
            <text:p>45.300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7]/[.F4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224:28419]</text:p>
          </table:table-cell>
          <table:table-cell office:value-type="string" calcext:value-type="string">
            <text:p>convolution</text:p>
          </table:table-cell>
          <table:table-cell office:value-type="float" office:value="28.5843" calcext:value-type="float">
            <text:p>28.5843</text:p>
          </table:table-cell>
          <table:table-cell office:value-type="float" office:value="51.0317" calcext:value-type="float">
            <text:p>51.0317</text:p>
          </table:table-cell>
          <table:table-cell office:value-type="float" office:value="28.5843" calcext:value-type="float">
            <text:p>28.584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6]" office:value-type="float" office:value="51.0317" calcext:value-type="float">
            <text:p>51.0317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8]/[.F4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420:28615]</text:p>
          </table:table-cell>
          <table:table-cell office:value-type="string" calcext:value-type="string">
            <text:p>convolution</text:p>
          </table:table-cell>
          <table:table-cell office:value-type="float" office:value="21.9601" calcext:value-type="float">
            <text:p>21.9601</text:p>
          </table:table-cell>
          <table:table-cell office:value-type="float" office:value="32.4275" calcext:value-type="float">
            <text:p>32.4275</text:p>
          </table:table-cell>
          <table:table-cell office:value-type="float" office:value="21.9601" calcext:value-type="float">
            <text:p>21.960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7]" office:value-type="float" office:value="32.4275" calcext:value-type="float">
            <text:p>32.4275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9]/[.F4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616:28811]</text:p>
          </table:table-cell>
          <table:table-cell office:value-type="string" calcext:value-type="string">
            <text:p>convolution</text:p>
          </table:table-cell>
          <table:table-cell office:value-type="float" office:value="34.9707" calcext:value-type="float">
            <text:p>34.9707</text:p>
          </table:table-cell>
          <table:table-cell office:value-type="float" office:value="68.58" calcext:value-type="float">
            <text:p>68.58</text:p>
          </table:table-cell>
          <table:table-cell office:value-type="float" office:value="34.9707" calcext:value-type="float">
            <text:p>34.970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8]" office:value-type="float" office:value="68.58" calcext:value-type="float">
            <text:p>68.5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0]/[.F5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8812:29007]</text:p>
          </table:table-cell>
          <table:table-cell office:value-type="string" calcext:value-type="string">
            <text:p>convolution</text:p>
          </table:table-cell>
          <table:table-cell office:value-type="float" office:value="41.4315" calcext:value-type="float">
            <text:p>41.4315</text:p>
          </table:table-cell>
          <table:table-cell office:value-type="float" office:value="69.4431" calcext:value-type="float">
            <text:p>69.4431</text:p>
          </table:table-cell>
          <table:table-cell office:value-type="float" office:value="41.4315" calcext:value-type="float">
            <text:p>41.431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9]" office:value-type="float" office:value="69.4431" calcext:value-type="float">
            <text:p>69.443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1]/[.F5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008:29203]</text:p>
          </table:table-cell>
          <table:table-cell office:value-type="string" calcext:value-type="string">
            <text:p>convolution</text:p>
          </table:table-cell>
          <table:table-cell office:value-type="float" office:value="58.9313" calcext:value-type="float">
            <text:p>58.9313</text:p>
          </table:table-cell>
          <table:table-cell office:value-type="float" office:value="163.1657" calcext:value-type="float">
            <text:p>163.1657</text:p>
          </table:table-cell>
          <table:table-cell office:value-type="float" office:value="58.9313" calcext:value-type="float">
            <text:p>58.931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0]" office:value-type="float" office:value="163.1657" calcext:value-type="float">
            <text:p>163.1657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2]/[.F5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204:29399]</text:p>
          </table:table-cell>
          <table:table-cell office:value-type="string" calcext:value-type="string">
            <text:p>convolution</text:p>
          </table:table-cell>
          <table:table-cell office:value-type="float" office:value="13.4496" calcext:value-type="float">
            <text:p>13.4496</text:p>
          </table:table-cell>
          <table:table-cell office:value-type="float" office:value="18.5776" calcext:value-type="float">
            <text:p>18.5776</text:p>
          </table:table-cell>
          <table:table-cell office:value-type="float" office:value="13.4496" calcext:value-type="float">
            <text:p>13.449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1]" office:value-type="float" office:value="18.5776" calcext:value-type="float">
            <text:p>18.577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3]/[.F5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400:29595]</text:p>
          </table:table-cell>
          <table:table-cell office:value-type="string" calcext:value-type="string">
            <text:p>convolution</text:p>
          </table:table-cell>
          <table:table-cell office:value-type="float" office:value="23.3439" calcext:value-type="float">
            <text:p>23.3439</text:p>
          </table:table-cell>
          <table:table-cell office:value-type="float" office:value="33.5419" calcext:value-type="float">
            <text:p>33.5419</text:p>
          </table:table-cell>
          <table:table-cell office:value-type="float" office:value="23.3439" calcext:value-type="float">
            <text:p>23.343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2]" office:value-type="float" office:value="33.5419" calcext:value-type="float">
            <text:p>33.541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4]/[.F5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596:29791]</text:p>
          </table:table-cell>
          <table:table-cell office:value-type="string" calcext:value-type="string">
            <text:p>convolution</text:p>
          </table:table-cell>
          <table:table-cell office:value-type="float" office:value="11.9141" calcext:value-type="float">
            <text:p>11.9141</text:p>
          </table:table-cell>
          <table:table-cell office:value-type="float" office:value="15.286" calcext:value-type="float">
            <text:p>15.286</text:p>
          </table:table-cell>
          <table:table-cell office:value-type="float" office:value="11.9141" calcext:value-type="float">
            <text:p>11.914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3]" office:value-type="float" office:value="15.286" calcext:value-type="float">
            <text:p>15.28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5]/[.F5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792:29987]</text:p>
          </table:table-cell>
          <table:table-cell office:value-type="string" calcext:value-type="string">
            <text:p>convolution</text:p>
          </table:table-cell>
          <table:table-cell office:value-type="float" office:value="23.2928" calcext:value-type="float">
            <text:p>23.2928</text:p>
          </table:table-cell>
          <table:table-cell office:value-type="float" office:value="31.8618" calcext:value-type="float">
            <text:p>31.8618</text:p>
          </table:table-cell>
          <table:table-cell office:value-type="float" office:value="23.2928" calcext:value-type="float">
            <text:p>23.292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4]" office:value-type="float" office:value="31.8618" calcext:value-type="float">
            <text:p>31.861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6]/[.F5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9988:30183]</text:p>
          </table:table-cell>
          <table:table-cell office:value-type="string" calcext:value-type="string">
            <text:p>convolution</text:p>
          </table:table-cell>
          <table:table-cell office:value-type="float" office:value="23.8171" calcext:value-type="float">
            <text:p>23.8171</text:p>
          </table:table-cell>
          <table:table-cell office:value-type="float" office:value="32.2722" calcext:value-type="float">
            <text:p>32.2722</text:p>
          </table:table-cell>
          <table:table-cell office:value-type="float" office:value="23.8171" calcext:value-type="float">
            <text:p>23.817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5]" office:value-type="float" office:value="32.2722" calcext:value-type="float">
            <text:p>32.2722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7]/[.F5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184:30379]</text:p>
          </table:table-cell>
          <table:table-cell office:value-type="string" calcext:value-type="string">
            <text:p>convolution</text:p>
          </table:table-cell>
          <table:table-cell office:value-type="float" office:value="23.5403" calcext:value-type="float">
            <text:p>23.5403</text:p>
          </table:table-cell>
          <table:table-cell office:value-type="float" office:value="38.1684" calcext:value-type="float">
            <text:p>38.1684</text:p>
          </table:table-cell>
          <table:table-cell office:value-type="float" office:value="23.5403" calcext:value-type="float">
            <text:p>23.54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6]" office:value-type="float" office:value="38.1684" calcext:value-type="float">
            <text:p>38.168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8]/[.F5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380:30575]</text:p>
          </table:table-cell>
          <table:table-cell office:value-type="string" calcext:value-type="string">
            <text:p>convolution</text:p>
          </table:table-cell>
          <table:table-cell office:value-type="float" office:value="14.5375" calcext:value-type="float">
            <text:p>14.5375</text:p>
          </table:table-cell>
          <table:table-cell office:value-type="float" office:value="28.8357" calcext:value-type="float">
            <text:p>28.8357</text:p>
          </table:table-cell>
          <table:table-cell office:value-type="float" office:value="14.5375" calcext:value-type="float">
            <text:p>14.537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7]" office:value-type="float" office:value="28.8357" calcext:value-type="float">
            <text:p>28.8357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9]/[.F5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576:30771]</text:p>
          </table:table-cell>
          <table:table-cell office:value-type="string" calcext:value-type="string">
            <text:p>convolution</text:p>
          </table:table-cell>
          <table:table-cell office:value-type="float" office:value="18.9612" calcext:value-type="float">
            <text:p>18.9612</text:p>
          </table:table-cell>
          <table:table-cell office:value-type="float" office:value="24.1892" calcext:value-type="float">
            <text:p>24.1892</text:p>
          </table:table-cell>
          <table:table-cell office:value-type="float" office:value="18.9612" calcext:value-type="float">
            <text:p>18.9612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8]" office:value-type="float" office:value="24.1892" calcext:value-type="float">
            <text:p>24.1892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0]/[.F6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772:30967]</text:p>
          </table:table-cell>
          <table:table-cell office:value-type="string" calcext:value-type="string">
            <text:p>convolution</text:p>
          </table:table-cell>
          <table:table-cell office:value-type="float" office:value="24.4798" calcext:value-type="float">
            <text:p>24.4798</text:p>
          </table:table-cell>
          <table:table-cell office:value-type="float" office:value="29.9928" calcext:value-type="float">
            <text:p>29.9928</text:p>
          </table:table-cell>
          <table:table-cell office:value-type="float" office:value="24.4798" calcext:value-type="float">
            <text:p>24.479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9]" office:value-type="float" office:value="29.9928" calcext:value-type="float">
            <text:p>29.992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1]/[.F6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0968:31163]</text:p>
          </table:table-cell>
          <table:table-cell office:value-type="string" calcext:value-type="string">
            <text:p>convolution</text:p>
          </table:table-cell>
          <table:table-cell office:value-type="float" office:value="48.9983" calcext:value-type="float">
            <text:p>48.9983</text:p>
          </table:table-cell>
          <table:table-cell office:value-type="float" office:value="99.7414" calcext:value-type="float">
            <text:p>99.7414</text:p>
          </table:table-cell>
          <table:table-cell office:value-type="float" office:value="48.9983" calcext:value-type="float">
            <text:p>48.998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0]" office:value-type="float" office:value="99.7414" calcext:value-type="float">
            <text:p>99.741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2]/[.F6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164:31359]</text:p>
          </table:table-cell>
          <table:table-cell office:value-type="string" calcext:value-type="string">
            <text:p>convolution</text:p>
          </table:table-cell>
          <table:table-cell office:value-type="float" office:value="11.1507" calcext:value-type="float">
            <text:p>11.1507</text:p>
          </table:table-cell>
          <table:table-cell office:value-type="float" office:value="14.2369" calcext:value-type="float">
            <text:p>14.2369</text:p>
          </table:table-cell>
          <table:table-cell office:value-type="float" office:value="11.1507" calcext:value-type="float">
            <text:p>11.150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1]" office:value-type="float" office:value="14.2369" calcext:value-type="float">
            <text:p>14.236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3]/[.F6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360:31555]</text:p>
          </table:table-cell>
          <table:table-cell office:value-type="string" calcext:value-type="string">
            <text:p>convolution</text:p>
          </table:table-cell>
          <table:table-cell office:value-type="float" office:value="25.1175" calcext:value-type="float">
            <text:p>25.1175</text:p>
          </table:table-cell>
          <table:table-cell office:value-type="float" office:value="42.3016" calcext:value-type="float">
            <text:p>42.3016</text:p>
          </table:table-cell>
          <table:table-cell office:value-type="float" office:value="25.1175" calcext:value-type="float">
            <text:p>25.117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2]" office:value-type="float" office:value="42.3016" calcext:value-type="float">
            <text:p>42.301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4]/[.F6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556:31751]</text:p>
          </table:table-cell>
          <table:table-cell office:value-type="string" calcext:value-type="string">
            <text:p>convolution</text:p>
          </table:table-cell>
          <table:table-cell office:value-type="float" office:value="12.9239" calcext:value-type="float">
            <text:p>12.9239</text:p>
          </table:table-cell>
          <table:table-cell office:value-type="float" office:value="15.3649" calcext:value-type="float">
            <text:p>15.3649</text:p>
          </table:table-cell>
          <table:table-cell office:value-type="float" office:value="12.9239" calcext:value-type="float">
            <text:p>12.923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3]" office:value-type="float" office:value="15.3649" calcext:value-type="float">
            <text:p>15.364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5]/[.F6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752:31947]</text:p>
          </table:table-cell>
          <table:table-cell office:value-type="string" calcext:value-type="string">
            <text:p>convolution</text:p>
          </table:table-cell>
          <table:table-cell office:value-type="float" office:value="19.4638" calcext:value-type="float">
            <text:p>19.4638</text:p>
          </table:table-cell>
          <table:table-cell office:value-type="float" office:value="26.4013" calcext:value-type="float">
            <text:p>26.4013</text:p>
          </table:table-cell>
          <table:table-cell office:value-type="float" office:value="19.4638" calcext:value-type="float">
            <text:p>19.463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4]" office:value-type="float" office:value="26.4013" calcext:value-type="float">
            <text:p>26.401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6]/[.F6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948:32143]</text:p>
          </table:table-cell>
          <table:table-cell office:value-type="string" calcext:value-type="string">
            <text:p>convolution</text:p>
          </table:table-cell>
          <table:table-cell office:value-type="float" office:value="25.6696" calcext:value-type="float">
            <text:p>25.6696</text:p>
          </table:table-cell>
          <table:table-cell office:value-type="float" office:value="50.1871" calcext:value-type="float">
            <text:p>50.1871</text:p>
          </table:table-cell>
          <table:table-cell office:value-type="float" office:value="25.6696" calcext:value-type="float">
            <text:p>25.669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5]" office:value-type="float" office:value="50.1871" calcext:value-type="float">
            <text:p>50.187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7]/[.F6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144:322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0651" calcext:value-type="float">
            <text:p>5.0651</text:p>
          </table:table-cell>
          <table:table-cell table:formula="of:=10*10" office:value-type="float" office:value="100" calcext:value-type="float">
            <text:p>100</text:p>
          </table:table-cell>
          <table:table-cell table:formula="of:=[$layers.C5]" office:value-type="float" office:value="1" calcext:value-type="float">
            <text:p>1</text:p>
          </table:table-cell>
          <table:table-cell table:formula="of:=[layers.B5]*[.F67]" office:value-type="float" office:value="6272" calcext:value-type="float">
            <text:p>6272</text:p>
          </table:table-cell>
          <table:table-cell table:formula="of:=[.K68]/[.H68]" office:value-type="float" office:value="12.7551020408163" calcext:value-type="float">
            <text:p>12.7551020408163</text:p>
          </table:table-cell>
          <table:table-cell table:formula="of:=SUM([.E$36:.E67])" office:value-type="float" office:value="755.4025" calcext:value-type="float">
            <text:p>755.4025</text:p>
          </table:table-cell>
          <table:table-cell table:formula="of:=[layers.B5]*[.F67]*[.N67]/[.G67]" office:value-type="float" office:value="80000" calcext:value-type="float">
            <text:p>80000</text:p>
          </table:table-cell>
          <table:table-cell table:formula="of:=[.K68]/[.F68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244:323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7.9627" calcext:value-type="float">
            <text:p>7.962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69]/[.F69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344:324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1717" calcext:value-type="float">
            <text:p>3.171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0]/[.F70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444:325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0434" calcext:value-type="float">
            <text:p>3.043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1]/[.F71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544:326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6224" calcext:value-type="float">
            <text:p>1.622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2]/[.F72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644:327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9557" calcext:value-type="float">
            <text:p>1.955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3]/[.F73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744:328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4982" calcext:value-type="float">
            <text:p>1.498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4]/[.F74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844:329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9821" calcext:value-type="float">
            <text:p>3.982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5]/[.F75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2944:330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658" calcext:value-type="float">
            <text:p>5.65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6]/[.F76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044:331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8471" calcext:value-type="float">
            <text:p>3.847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7]/[.F77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144:332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0.3867" calcext:value-type="float">
            <text:p>0.38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8]/[.F78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244:333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8867" calcext:value-type="float">
            <text:p>1.88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9]/[.F79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344:334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8749" calcext:value-type="float">
            <text:p>3.874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0]/[.F80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444:335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0.3664" calcext:value-type="float">
            <text:p>0.366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1]/[.F81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544:336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0.4801" calcext:value-type="float">
            <text:p>0.480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2]/[.F82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644:337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0.0371" calcext:value-type="float">
            <text:p>0.037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3]/[.F83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744:338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3036" calcext:value-type="float">
            <text:p>5.30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4]/[.F84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844:339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3851" calcext:value-type="float">
            <text:p>2.385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5]/[.F85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3944:340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4.8173" calcext:value-type="float">
            <text:p>4.817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6]/[.F86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044:341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0642" calcext:value-type="float">
            <text:p>2.06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7]/[.F87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144:342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6.2986" calcext:value-type="float">
            <text:p>6.29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8]/[.F88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244:343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4504" calcext:value-type="float">
            <text:p>1.450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9]/[.F89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344:344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8953" calcext:value-type="float">
            <text:p>1.895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0]/[.F90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444:345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7856" calcext:value-type="float">
            <text:p>3.785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1]/[.F91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544:346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6.2452" calcext:value-type="float">
            <text:p>6.245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2]/[.F92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644:347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0.6083" calcext:value-type="float">
            <text:p>0.608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3]/[.F93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744:348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0568" calcext:value-type="float">
            <text:p>5.056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4]/[.F94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844:349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2567" calcext:value-type="float">
            <text:p>1.25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5]/[.F95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4944:350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3477" calcext:value-type="float">
            <text:p>2.347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6]/[.F96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044:351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2538" calcext:value-type="float">
            <text:p>2.253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7]/[.F97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144:352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7559" calcext:value-type="float">
            <text:p>2.75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8]/[.F98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244:353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7968" calcext:value-type="float">
            <text:p>1.796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9]/[.F99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344:354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6474" calcext:value-type="float">
            <text:p>2.647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0]/[.F100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444:355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9306" calcext:value-type="float">
            <text:p>2.930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1]/[.F101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544:356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8148" calcext:value-type="float">
            <text:p>3.814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2]/[.F102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644:357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6022" calcext:value-type="float">
            <text:p>1.602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3]/[.F103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744:358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4.008" calcext:value-type="float">
            <text:p>4.00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4]/[.F104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844:359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2221" calcext:value-type="float">
            <text:p>3.222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5]/[.F105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5944:360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3151" calcext:value-type="float">
            <text:p>3.315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6]/[.F106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044:361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8333" calcext:value-type="float">
            <text:p>3.833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7]/[.F107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144:362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4535" calcext:value-type="float">
            <text:p>2.453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8]/[.F108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244:363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9586" calcext:value-type="float">
            <text:p>5.95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9]/[.F109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344:364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3.4913" calcext:value-type="float">
            <text:p>3.491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0]/[.F110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444:365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0273" calcext:value-type="float">
            <text:p>2.027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1]/[.F111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544:366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2835" calcext:value-type="float">
            <text:p>2.283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2]/[.F112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644:367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1.4892" calcext:value-type="float">
            <text:p>1.489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3]/[.F113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744:368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5.1882" calcext:value-type="float">
            <text:p>5.188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4]/[.F114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844:36943]</text:p>
          </table:table-cell>
          <table:table-cell office:value-type="string" calcext:value-type="string">
            <text:p>convolution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11237.7036" calcext:value-type="float">
            <text:p>11237.7036</text:p>
          </table:table-cell>
          <table:table-cell office:value-type="float" office:value="2.9507" calcext:value-type="float">
            <text:p>2.950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755.4025" calcext:value-type="float">
            <text:p>755.4025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5]/[.F115]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44:36968]</text:p>
          </table:table-cell>
          <table:table-cell office:value-type="string" calcext:value-type="string">
            <text:p>convolution</text:p>
          </table:table-cell>
          <table:table-cell office:value-type="float" office:value="3.8744" calcext:value-type="float">
            <text:p>3.8744</text:p>
          </table:table-cell>
          <table:table-cell office:value-type="float" office:value="5.0651" calcext:value-type="float">
            <text:p>5.0651</text:p>
          </table:table-cell>
          <table:table-cell office:value-type="float" office:value="3.8744" calcext:value-type="float">
            <text:p>3.8744</text:p>
          </table:table-cell>
          <table:table-cell office:value-type="float" office:value="25" calcext:value-type="float">
            <text:p>25</text:p>
          </table:table-cell>
          <table:table-cell table:formula="of:=[$layers.C6]" office:value-type="float" office:value="1" calcext:value-type="float">
            <text:p>1</text:p>
          </table:table-cell>
          <table:table-cell table:formula="of:=[.F115]*[layers.B6]" office:value-type="float" office:value="100" calcext:value-type="float">
            <text:p>100</text:p>
          </table:table-cell>
          <table:table-cell table:formula="of:=[.K116]/[.H116]" office:value-type="float" office:value="1" calcext:value-type="float">
            <text:p>1</text:p>
          </table:table-cell>
          <table:table-cell table:formula="of:=[.E84]" office:value-type="float" office:value="5.3036" calcext:value-type="float">
            <text:p>5.3036</text:p>
          </table:table-cell>
          <table:table-cell table:formula="of:=[layers.B6]*[.F115]*[.N115]/[.G115]" office:value-type="float" office:value="100" calcext:value-type="float">
            <text:p>100</text:p>
          </table:table-cell>
          <table:table-cell table:formula="of:=[.K116]/[.F11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69:36993]</text:p>
          </table:table-cell>
          <table:table-cell office:value-type="string" calcext:value-type="string">
            <text:p>convolution</text:p>
          </table:table-cell>
          <table:table-cell office:value-type="float" office:value="4.7797" calcext:value-type="float">
            <text:p>4.7797</text:p>
          </table:table-cell>
          <table:table-cell office:value-type="float" office:value="7.9627" calcext:value-type="float">
            <text:p>7.9627</text:p>
          </table:table-cell>
          <table:table-cell office:value-type="float" office:value="4.7797" calcext:value-type="float">
            <text:p>4.779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5]" office:value-type="float" office:value="2.3851" calcext:value-type="float">
            <text:p>2.385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7]/[.F11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6994:37018]</text:p>
          </table:table-cell>
          <table:table-cell office:value-type="string" calcext:value-type="string">
            <text:p>convolution</text:p>
          </table:table-cell>
          <table:table-cell office:value-type="float" office:value="2.4168" calcext:value-type="float">
            <text:p>2.4168</text:p>
          </table:table-cell>
          <table:table-cell office:value-type="float" office:value="3.1717" calcext:value-type="float">
            <text:p>3.1717</text:p>
          </table:table-cell>
          <table:table-cell office:value-type="float" office:value="2.4168" calcext:value-type="float">
            <text:p>2.416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6]" office:value-type="float" office:value="4.8173" calcext:value-type="float">
            <text:p>4.817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8]/[.F11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19:37043]</text:p>
          </table:table-cell>
          <table:table-cell office:value-type="string" calcext:value-type="string">
            <text:p>convolution</text:p>
          </table:table-cell>
          <table:table-cell office:value-type="float" office:value="2.4298" calcext:value-type="float">
            <text:p>2.4298</text:p>
          </table:table-cell>
          <table:table-cell office:value-type="float" office:value="3.0434" calcext:value-type="float">
            <text:p>3.0434</text:p>
          </table:table-cell>
          <table:table-cell office:value-type="float" office:value="2.4298" calcext:value-type="float">
            <text:p>2.429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7]" office:value-type="float" office:value="2.0642" calcext:value-type="float">
            <text:p>2.064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9]/[.F11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44:37068]</text:p>
          </table:table-cell>
          <table:table-cell office:value-type="string" calcext:value-type="string">
            <text:p>convolution</text:p>
          </table:table-cell>
          <table:table-cell office:value-type="float" office:value="1.345" calcext:value-type="float">
            <text:p>1.345</text:p>
          </table:table-cell>
          <table:table-cell office:value-type="float" office:value="1.6224" calcext:value-type="float">
            <text:p>1.6224</text:p>
          </table:table-cell>
          <table:table-cell office:value-type="float" office:value="1.345" calcext:value-type="float">
            <text:p>1.34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8]" office:value-type="float" office:value="6.2986" calcext:value-type="float">
            <text:p>6.298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0]/[.F12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69:37093]</text:p>
          </table:table-cell>
          <table:table-cell office:value-type="string" calcext:value-type="string">
            <text:p>convolution</text:p>
          </table:table-cell>
          <table:table-cell office:value-type="float" office:value="1.661" calcext:value-type="float">
            <text:p>1.661</text:p>
          </table:table-cell>
          <table:table-cell office:value-type="float" office:value="1.9557" calcext:value-type="float">
            <text:p>1.9557</text:p>
          </table:table-cell>
          <table:table-cell office:value-type="float" office:value="1.661" calcext:value-type="float">
            <text:p>1.6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9]" office:value-type="float" office:value="1.4504" calcext:value-type="float">
            <text:p>1.450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1]/[.F12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094:37118]</text:p>
          </table:table-cell>
          <table:table-cell office:value-type="string" calcext:value-type="string">
            <text:p>convolution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4982" calcext:value-type="float">
            <text:p>1.4982</text:p>
          </table:table-cell>
          <table:table-cell office:value-type="float" office:value="1.2677" calcext:value-type="float">
            <text:p>1.267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0]" office:value-type="float" office:value="1.8953" calcext:value-type="float">
            <text:p>1.895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2]/[.F12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19:37143]</text:p>
          </table:table-cell>
          <table:table-cell office:value-type="string" calcext:value-type="string">
            <text:p>convolution</text:p>
          </table:table-cell>
          <table:table-cell office:value-type="float" office:value="2.991" calcext:value-type="float">
            <text:p>2.991</text:p>
          </table:table-cell>
          <table:table-cell office:value-type="float" office:value="3.9821" calcext:value-type="float">
            <text:p>3.9821</text:p>
          </table:table-cell>
          <table:table-cell office:value-type="float" office:value="2.991" calcext:value-type="float">
            <text:p>2.99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1]" office:value-type="float" office:value="3.7856" calcext:value-type="float">
            <text:p>3.785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3]/[.F12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44:37168]</text:p>
          </table:table-cell>
          <table:table-cell office:value-type="string" calcext:value-type="string">
            <text:p>convolution</text:p>
          </table:table-cell>
          <table:table-cell office:value-type="float" office:value="4.1422" calcext:value-type="float">
            <text:p>4.1422</text:p>
          </table:table-cell>
          <table:table-cell office:value-type="float" office:value="5.658" calcext:value-type="float">
            <text:p>5.658</text:p>
          </table:table-cell>
          <table:table-cell office:value-type="float" office:value="4.1422" calcext:value-type="float">
            <text:p>4.142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2]" office:value-type="float" office:value="6.2452" calcext:value-type="float">
            <text:p>6.245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4]/[.F12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69:37193]</text:p>
          </table:table-cell>
          <table:table-cell office:value-type="string" calcext:value-type="string">
            <text:p>convolution</text:p>
          </table:table-cell>
          <table:table-cell office:value-type="float" office:value="2.9861" calcext:value-type="float">
            <text:p>2.9861</text:p>
          </table:table-cell>
          <table:table-cell office:value-type="float" office:value="3.8471" calcext:value-type="float">
            <text:p>3.8471</text:p>
          </table:table-cell>
          <table:table-cell office:value-type="float" office:value="2.9861" calcext:value-type="float">
            <text:p>2.98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3]" office:value-type="float" office:value="0.6083" calcext:value-type="float">
            <text:p>0.608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5]/[.F12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194:37218]</text:p>
          </table:table-cell>
          <table:table-cell office:value-type="string" calcext:value-type="string">
            <text:p>convolution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3556" calcext:value-type="float">
            <text:p>0.355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4]" office:value-type="float" office:value="5.0568" calcext:value-type="float">
            <text:p>5.056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6]/[.F12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19:37243]</text:p>
          </table:table-cell>
          <table:table-cell office:value-type="string" calcext:value-type="string">
            <text:p>convolution</text:p>
          </table:table-cell>
          <table:table-cell office:value-type="float" office:value="1.6061" calcext:value-type="float">
            <text:p>1.6061</text:p>
          </table:table-cell>
          <table:table-cell office:value-type="float" office:value="1.8867" calcext:value-type="float">
            <text:p>1.8867</text:p>
          </table:table-cell>
          <table:table-cell office:value-type="float" office:value="1.6061" calcext:value-type="float">
            <text:p>1.60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5]" office:value-type="float" office:value="1.2567" calcext:value-type="float">
            <text:p>1.256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7]/[.F12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44:37268]</text:p>
          </table:table-cell>
          <table:table-cell office:value-type="string" calcext:value-type="string">
            <text:p>convolution</text:p>
          </table:table-cell>
          <table:table-cell office:value-type="float" office:value="2.7987" calcext:value-type="float">
            <text:p>2.7987</text:p>
          </table:table-cell>
          <table:table-cell office:value-type="float" office:value="3.8749" calcext:value-type="float">
            <text:p>3.8749</text:p>
          </table:table-cell>
          <table:table-cell office:value-type="float" office:value="2.7987" calcext:value-type="float">
            <text:p>2.798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6]" office:value-type="float" office:value="2.3477" calcext:value-type="float">
            <text:p>2.347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8]/[.F12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69:37293]</text:p>
          </table:table-cell>
          <table:table-cell office:value-type="string" calcext:value-type="string">
            <text:p>convolution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3386" calcext:value-type="float">
            <text:p>0.338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7]" office:value-type="float" office:value="2.2538" calcext:value-type="float">
            <text:p>2.253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9]/[.F12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294:37318]</text:p>
          </table:table-cell>
          <table:table-cell office:value-type="string" calcext:value-type="string">
            <text:p>convolution</text:p>
          </table:table-cell>
          <table:table-cell office:value-type="float" office:value="0.405" calcext:value-type="float">
            <text:p>0.405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05" calcext:value-type="float">
            <text:p>0.40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8]" office:value-type="float" office:value="2.7559" calcext:value-type="float">
            <text:p>2.7559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0]/[.F13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19:37343]</text:p>
          </table:table-cell>
          <table:table-cell office:value-type="string" calcext:value-type="string">
            <text:p>convolution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4" calcext:value-type="float">
            <text:p>0.036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9]" office:value-type="float" office:value="1.7968" calcext:value-type="float">
            <text:p>1.796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1]/[.F13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44:37368]</text:p>
          </table:table-cell>
          <table:table-cell office:value-type="string" calcext:value-type="string">
            <text:p>convolution</text:p>
          </table:table-cell>
          <table:table-cell office:value-type="float" office:value="3.5182" calcext:value-type="float">
            <text:p>3.5182</text:p>
          </table:table-cell>
          <table:table-cell office:value-type="float" office:value="5.3036" calcext:value-type="float">
            <text:p>5.3036</text:p>
          </table:table-cell>
          <table:table-cell office:value-type="float" office:value="3.5182" calcext:value-type="float">
            <text:p>3.518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0]" office:value-type="float" office:value="2.6474" calcext:value-type="float">
            <text:p>2.647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2]/[.F13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69:37393]</text:p>
          </table:table-cell>
          <table:table-cell office:value-type="string" calcext:value-type="string">
            <text:p>convolution</text:p>
          </table:table-cell>
          <table:table-cell office:value-type="float" office:value="2.0091" calcext:value-type="float">
            <text:p>2.0091</text:p>
          </table:table-cell>
          <table:table-cell office:value-type="float" office:value="2.3851" calcext:value-type="float">
            <text:p>2.3851</text:p>
          </table:table-cell>
          <table:table-cell office:value-type="float" office:value="2.0091" calcext:value-type="float">
            <text:p>2.009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1]" office:value-type="float" office:value="2.9306" calcext:value-type="float">
            <text:p>2.930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3]/[.F13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394:37418]</text:p>
          </table:table-cell>
          <table:table-cell office:value-type="string" calcext:value-type="string">
            <text:p>convolution</text:p>
          </table:table-cell>
          <table:table-cell office:value-type="float" office:value="3.4633" calcext:value-type="float">
            <text:p>3.4633</text:p>
          </table:table-cell>
          <table:table-cell office:value-type="float" office:value="4.8173" calcext:value-type="float">
            <text:p>4.8173</text:p>
          </table:table-cell>
          <table:table-cell office:value-type="float" office:value="3.4633" calcext:value-type="float">
            <text:p>3.463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2]" office:value-type="float" office:value="3.8148" calcext:value-type="float">
            <text:p>3.814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4]/[.F13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19:37443]</text:p>
          </table:table-cell>
          <table:table-cell office:value-type="string" calcext:value-type="string">
            <text:p>convolution</text:p>
          </table:table-cell>
          <table:table-cell office:value-type="float" office:value="1.5471" calcext:value-type="float">
            <text:p>1.5471</text:p>
          </table:table-cell>
          <table:table-cell office:value-type="float" office:value="2.0642" calcext:value-type="float">
            <text:p>2.0642</text:p>
          </table:table-cell>
          <table:table-cell office:value-type="float" office:value="1.5471" calcext:value-type="float">
            <text:p>1.547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3]" office:value-type="float" office:value="1.6022" calcext:value-type="float">
            <text:p>1.602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5]/[.F13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44:37468]</text:p>
          </table:table-cell>
          <table:table-cell office:value-type="string" calcext:value-type="string">
            <text:p>convolution</text:p>
          </table:table-cell>
          <table:table-cell office:value-type="float" office:value="4.1364" calcext:value-type="float">
            <text:p>4.1364</text:p>
          </table:table-cell>
          <table:table-cell office:value-type="float" office:value="6.2986" calcext:value-type="float">
            <text:p>6.2986</text:p>
          </table:table-cell>
          <table:table-cell office:value-type="float" office:value="4.1364" calcext:value-type="float">
            <text:p>4.136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4]" office:value-type="float" office:value="4.008" calcext:value-type="float">
            <text:p>4.00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6]/[.F13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69:37493]</text:p>
          </table:table-cell>
          <table:table-cell office:value-type="string" calcext:value-type="string">
            <text:p>convolution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4504" calcext:value-type="float">
            <text:p>1.4504</text:p>
          </table:table-cell>
          <table:table-cell office:value-type="float" office:value="1.2895" calcext:value-type="float">
            <text:p>1.289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5]" office:value-type="float" office:value="3.2221" calcext:value-type="float">
            <text:p>3.222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7]/[.F13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494:37518]</text:p>
          </table:table-cell>
          <table:table-cell office:value-type="string" calcext:value-type="string">
            <text:p>convolution</text:p>
          </table:table-cell>
          <table:table-cell office:value-type="float" office:value="1.552" calcext:value-type="float">
            <text:p>1.552</text:p>
          </table:table-cell>
          <table:table-cell office:value-type="float" office:value="1.8953" calcext:value-type="float">
            <text:p>1.8953</text:p>
          </table:table-cell>
          <table:table-cell office:value-type="float" office:value="1.552" calcext:value-type="float">
            <text:p>1.55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6]" office:value-type="float" office:value="3.3151" calcext:value-type="float">
            <text:p>3.315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8]/[.F13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19:37543]</text:p>
          </table:table-cell>
          <table:table-cell office:value-type="string" calcext:value-type="string">
            <text:p>convolution</text:p>
          </table:table-cell>
          <table:table-cell office:value-type="float" office:value="3.0073" calcext:value-type="float">
            <text:p>3.0073</text:p>
          </table:table-cell>
          <table:table-cell office:value-type="float" office:value="3.7856" calcext:value-type="float">
            <text:p>3.7856</text:p>
          </table:table-cell>
          <table:table-cell office:value-type="float" office:value="3.0073" calcext:value-type="float">
            <text:p>3.007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7]" office:value-type="float" office:value="3.8333" calcext:value-type="float">
            <text:p>3.833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9]/[.F13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44:37568]</text:p>
          </table:table-cell>
          <table:table-cell office:value-type="string" calcext:value-type="string">
            <text:p>convolution</text:p>
          </table:table-cell>
          <table:table-cell office:value-type="float" office:value="4.9924" calcext:value-type="float">
            <text:p>4.9924</text:p>
          </table:table-cell>
          <table:table-cell office:value-type="float" office:value="6.2452" calcext:value-type="float">
            <text:p>6.2452</text:p>
          </table:table-cell>
          <table:table-cell office:value-type="float" office:value="4.9924" calcext:value-type="float">
            <text:p>4.992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8]" office:value-type="float" office:value="2.4535" calcext:value-type="float">
            <text:p>2.453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0]/[.F14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69:37593]</text:p>
          </table:table-cell>
          <table:table-cell office:value-type="string" calcext:value-type="string">
            <text:p>convolution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5427" calcext:value-type="float">
            <text:p>0.542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9]" office:value-type="float" office:value="5.9586" calcext:value-type="float">
            <text:p>5.958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1]/[.F14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594:37618]</text:p>
          </table:table-cell>
          <table:table-cell office:value-type="string" calcext:value-type="string">
            <text:p>convolution</text:p>
          </table:table-cell>
          <table:table-cell office:value-type="float" office:value="3.7978" calcext:value-type="float">
            <text:p>3.7978</text:p>
          </table:table-cell>
          <table:table-cell office:value-type="float" office:value="5.0568" calcext:value-type="float">
            <text:p>5.0568</text:p>
          </table:table-cell>
          <table:table-cell office:value-type="float" office:value="3.7978" calcext:value-type="float">
            <text:p>3.797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0]" office:value-type="float" office:value="3.4913" calcext:value-type="float">
            <text:p>3.491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2]/[.F14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19:37643]</text:p>
          </table:table-cell>
          <table:table-cell office:value-type="string" calcext:value-type="string">
            <text:p>convolution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2567" calcext:value-type="float">
            <text:p>1.2567</text:p>
          </table:table-cell>
          <table:table-cell office:value-type="float" office:value="1.0459" calcext:value-type="float">
            <text:p>1.045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1]" office:value-type="float" office:value="2.0273" calcext:value-type="float">
            <text:p>2.027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3]/[.F14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44:37668]</text:p>
          </table:table-cell>
          <table:table-cell office:value-type="string" calcext:value-type="string">
            <text:p>convolution</text:p>
          </table:table-cell>
          <table:table-cell office:value-type="float" office:value="1.8075" calcext:value-type="float">
            <text:p>1.8075</text:p>
          </table:table-cell>
          <table:table-cell office:value-type="float" office:value="2.3477" calcext:value-type="float">
            <text:p>2.3477</text:p>
          </table:table-cell>
          <table:table-cell office:value-type="float" office:value="1.8075" calcext:value-type="float">
            <text:p>1.807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2]" office:value-type="float" office:value="2.2835" calcext:value-type="float">
            <text:p>2.283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4]/[.F14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69:37693]</text:p>
          </table:table-cell>
          <table:table-cell office:value-type="string" calcext:value-type="string">
            <text:p>convolution</text:p>
          </table:table-cell>
          <table:table-cell office:value-type="float" office:value="1.5908" calcext:value-type="float">
            <text:p>1.5908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5908" calcext:value-type="float">
            <text:p>1.590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3]" office:value-type="float" office:value="1.4892" calcext:value-type="float">
            <text:p>1.489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5]/[.F14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694:37718]</text:p>
          </table:table-cell>
          <table:table-cell office:value-type="string" calcext:value-type="string">
            <text:p>convolution</text:p>
          </table:table-cell>
          <table:table-cell office:value-type="float" office:value="2.0924" calcext:value-type="float">
            <text:p>2.0924</text:p>
          </table:table-cell>
          <table:table-cell office:value-type="float" office:value="2.7559" calcext:value-type="float">
            <text:p>2.7559</text:p>
          </table:table-cell>
          <table:table-cell office:value-type="float" office:value="2.0924" calcext:value-type="float">
            <text:p>2.092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4]" office:value-type="float" office:value="5.1882" calcext:value-type="float">
            <text:p>5.188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6]/[.F14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19:37743]</text:p>
          </table:table-cell>
          <table:table-cell office:value-type="string" calcext:value-type="string">
            <text:p>convolution</text:p>
          </table:table-cell>
          <table:table-cell office:value-type="float" office:value="1.4717" calcext:value-type="float">
            <text:p>1.4717</text:p>
          </table:table-cell>
          <table:table-cell office:value-type="float" office:value="1.7968" calcext:value-type="float">
            <text:p>1.7968</text:p>
          </table:table-cell>
          <table:table-cell office:value-type="float" office:value="1.4717" calcext:value-type="float">
            <text:p>1.471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5]" office:value-type="float" office:value="2.9507" calcext:value-type="float">
            <text:p>2.950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7]/[.F14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44:37768]</text:p>
          </table:table-cell>
          <table:table-cell office:value-type="string" calcext:value-type="string">
            <text:p>convolution</text:p>
          </table:table-cell>
          <table:table-cell office:value-type="float" office:value="1.9221" calcext:value-type="float">
            <text:p>1.9221</text:p>
          </table:table-cell>
          <table:table-cell office:value-type="float" office:value="2.6474" calcext:value-type="float">
            <text:p>2.6474</text:p>
          </table:table-cell>
          <table:table-cell office:value-type="float" office:value="1.9221" calcext:value-type="float">
            <text:p>1.922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6]" office:value-type="float" office:value="3.8744" calcext:value-type="float">
            <text:p>3.874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8]/[.F14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69:37793]</text:p>
          </table:table-cell>
          <table:table-cell office:value-type="string" calcext:value-type="string">
            <text:p>convolution</text:p>
          </table:table-cell>
          <table:table-cell office:value-type="float" office:value="2.1653" calcext:value-type="float">
            <text:p>2.1653</text:p>
          </table:table-cell>
          <table:table-cell office:value-type="float" office:value="2.9306" calcext:value-type="float">
            <text:p>2.9306</text:p>
          </table:table-cell>
          <table:table-cell office:value-type="float" office:value="2.1653" calcext:value-type="float">
            <text:p>2.165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7]" office:value-type="float" office:value="4.7797" calcext:value-type="float">
            <text:p>4.779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9]/[.F14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794:37818]</text:p>
          </table:table-cell>
          <table:table-cell office:value-type="string" calcext:value-type="string">
            <text:p>convolution</text:p>
          </table:table-cell>
          <table:table-cell office:value-type="float" office:value="3.0402" calcext:value-type="float">
            <text:p>3.0402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0402" calcext:value-type="float">
            <text:p>3.040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8]" office:value-type="float" office:value="2.4168" calcext:value-type="float">
            <text:p>2.416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0]/[.F15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19:37843]</text:p>
          </table:table-cell>
          <table:table-cell office:value-type="string" calcext:value-type="string">
            <text:p>convolution</text:p>
          </table:table-cell>
          <table:table-cell office:value-type="float" office:value="1.3805" calcext:value-type="float">
            <text:p>1.3805</text:p>
          </table:table-cell>
          <table:table-cell office:value-type="float" office:value="1.6022" calcext:value-type="float">
            <text:p>1.6022</text:p>
          </table:table-cell>
          <table:table-cell office:value-type="float" office:value="1.3805" calcext:value-type="float">
            <text:p>1.380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9]" office:value-type="float" office:value="2.4298" calcext:value-type="float">
            <text:p>2.429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1]/[.F15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44:37868]</text:p>
          </table:table-cell>
          <table:table-cell office:value-type="string" calcext:value-type="string">
            <text:p>convolution</text:p>
          </table:table-cell>
          <table:table-cell office:value-type="float" office:value="2.9681" calcext:value-type="float">
            <text:p>2.9681</text:p>
          </table:table-cell>
          <table:table-cell office:value-type="float" office:value="4.008" calcext:value-type="float">
            <text:p>4.008</text:p>
          </table:table-cell>
          <table:table-cell office:value-type="float" office:value="2.9681" calcext:value-type="float">
            <text:p>2.968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0]" office:value-type="float" office:value="1.345" calcext:value-type="float">
            <text:p>1.34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2]/[.F15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69:37893]</text:p>
          </table:table-cell>
          <table:table-cell office:value-type="string" calcext:value-type="string">
            <text:p>convolution</text:p>
          </table:table-cell>
          <table:table-cell office:value-type="float" office:value="2.4375" calcext:value-type="float">
            <text:p>2.4375</text:p>
          </table:table-cell>
          <table:table-cell office:value-type="float" office:value="3.2221" calcext:value-type="float">
            <text:p>3.2221</text:p>
          </table:table-cell>
          <table:table-cell office:value-type="float" office:value="2.4375" calcext:value-type="float">
            <text:p>2.437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1]" office:value-type="float" office:value="1.661" calcext:value-type="float">
            <text:p>1.6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3]/[.F15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894:37918]</text:p>
          </table:table-cell>
          <table:table-cell office:value-type="string" calcext:value-type="string">
            <text:p>convolution</text:p>
          </table:table-cell>
          <table:table-cell office:value-type="float" office:value="2.7186" calcext:value-type="float">
            <text:p>2.7186</text:p>
          </table:table-cell>
          <table:table-cell office:value-type="float" office:value="3.3151" calcext:value-type="float">
            <text:p>3.3151</text:p>
          </table:table-cell>
          <table:table-cell office:value-type="float" office:value="2.7186" calcext:value-type="float">
            <text:p>2.718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2]" office:value-type="float" office:value="1.2677" calcext:value-type="float">
            <text:p>1.267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4]/[.F15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19:37943]</text:p>
          </table:table-cell>
          <table:table-cell office:value-type="string" calcext:value-type="string">
            <text:p>convolution</text:p>
          </table:table-cell>
          <table:table-cell office:value-type="float" office:value="3.1973" calcext:value-type="float">
            <text:p>3.1973</text:p>
          </table:table-cell>
          <table:table-cell office:value-type="float" office:value="3.8333" calcext:value-type="float">
            <text:p>3.8333</text:p>
          </table:table-cell>
          <table:table-cell office:value-type="float" office:value="3.1973" calcext:value-type="float">
            <text:p>3.197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3]" office:value-type="float" office:value="2.991" calcext:value-type="float">
            <text:p>2.99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5]/[.F15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44:37968]</text:p>
          </table:table-cell>
          <table:table-cell office:value-type="string" calcext:value-type="string">
            <text:p>convolution</text:p>
          </table:table-cell>
          <table:table-cell office:value-type="float" office:value="1.816" calcext:value-type="float">
            <text:p>1.816</text:p>
          </table:table-cell>
          <table:table-cell office:value-type="float" office:value="2.4535" calcext:value-type="float">
            <text:p>2.4535</text:p>
          </table:table-cell>
          <table:table-cell office:value-type="float" office:value="1.816" calcext:value-type="float">
            <text:p>1.81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4]" office:value-type="float" office:value="4.1422" calcext:value-type="float">
            <text:p>4.142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6]/[.F15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69:37993]</text:p>
          </table:table-cell>
          <table:table-cell office:value-type="string" calcext:value-type="string">
            <text:p>convolution</text:p>
          </table:table-cell>
          <table:table-cell office:value-type="float" office:value="4.3269" calcext:value-type="float">
            <text:p>4.3269</text:p>
          </table:table-cell>
          <table:table-cell office:value-type="float" office:value="5.9586" calcext:value-type="float">
            <text:p>5.9586</text:p>
          </table:table-cell>
          <table:table-cell office:value-type="float" office:value="4.3269" calcext:value-type="float">
            <text:p>4.326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5]" office:value-type="float" office:value="2.9861" calcext:value-type="float">
            <text:p>2.98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7]/[.F15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7994:38018]</text:p>
          </table:table-cell>
          <table:table-cell office:value-type="string" calcext:value-type="string">
            <text:p>convolution</text:p>
          </table:table-cell>
          <table:table-cell office:value-type="float" office:value="2.705" calcext:value-type="float">
            <text:p>2.705</text:p>
          </table:table-cell>
          <table:table-cell office:value-type="float" office:value="3.4913" calcext:value-type="float">
            <text:p>3.4913</text:p>
          </table:table-cell>
          <table:table-cell office:value-type="float" office:value="2.705" calcext:value-type="float">
            <text:p>2.70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6]" office:value-type="float" office:value="0.3556" calcext:value-type="float">
            <text:p>0.355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8]/[.F15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19:38043]</text:p>
          </table:table-cell>
          <table:table-cell office:value-type="string" calcext:value-type="string">
            <text:p>convolution</text:p>
          </table:table-cell>
          <table:table-cell office:value-type="float" office:value="1.5617" calcext:value-type="float">
            <text:p>1.5617</text:p>
          </table:table-cell>
          <table:table-cell office:value-type="float" office:value="2.0273" calcext:value-type="float">
            <text:p>2.0273</text:p>
          </table:table-cell>
          <table:table-cell office:value-type="float" office:value="1.5617" calcext:value-type="float">
            <text:p>1.561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7]" office:value-type="float" office:value="1.6061" calcext:value-type="float">
            <text:p>1.60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9]/[.F15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44:38068]</text:p>
          </table:table-cell>
          <table:table-cell office:value-type="string" calcext:value-type="string">
            <text:p>convolution</text:p>
          </table:table-cell>
          <table:table-cell office:value-type="float" office:value="1.7016" calcext:value-type="float">
            <text:p>1.7016</text:p>
          </table:table-cell>
          <table:table-cell office:value-type="float" office:value="2.2835" calcext:value-type="float">
            <text:p>2.2835</text:p>
          </table:table-cell>
          <table:table-cell office:value-type="float" office:value="1.7016" calcext:value-type="float">
            <text:p>1.701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8]" office:value-type="float" office:value="2.7987" calcext:value-type="float">
            <text:p>2.798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0]/[.F16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69:38093]</text:p>
          </table:table-cell>
          <table:table-cell office:value-type="string" calcext:value-type="string">
            <text:p>convolution</text:p>
          </table:table-cell>
          <table:table-cell office:value-type="float" office:value="1.2032" calcext:value-type="float">
            <text:p>1.2032</text:p>
          </table:table-cell>
          <table:table-cell office:value-type="float" office:value="1.4892" calcext:value-type="float">
            <text:p>1.4892</text:p>
          </table:table-cell>
          <table:table-cell office:value-type="float" office:value="1.2032" calcext:value-type="float">
            <text:p>1.20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9]" office:value-type="float" office:value="0.3386" calcext:value-type="float">
            <text:p>0.338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1]/[.F16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094:38118]</text:p>
          </table:table-cell>
          <table:table-cell office:value-type="string" calcext:value-type="string">
            <text:p>convolution</text:p>
          </table:table-cell>
          <table:table-cell office:value-type="float" office:value="3.8593" calcext:value-type="float">
            <text:p>3.8593</text:p>
          </table:table-cell>
          <table:table-cell office:value-type="float" office:value="5.1882" calcext:value-type="float">
            <text:p>5.1882</text:p>
          </table:table-cell>
          <table:table-cell office:value-type="float" office:value="3.8593" calcext:value-type="float">
            <text:p>3.85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0]" office:value-type="float" office:value="0.405" calcext:value-type="float">
            <text:p>0.40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2]/[.F16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119:38143]</text:p>
          </table:table-cell>
          <table:table-cell office:value-type="string" calcext:value-type="string">
            <text:p>convolution</text:p>
          </table:table-cell>
          <table:table-cell office:value-type="float" office:value="2.3326" calcext:value-type="float">
            <text:p>2.3326</text:p>
          </table:table-cell>
          <table:table-cell office:value-type="float" office:value="2.9507" calcext:value-type="float">
            <text:p>2.9507</text:p>
          </table:table-cell>
          <table:table-cell office:value-type="float" office:value="2.3326" calcext:value-type="float">
            <text:p>2.332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1]" office:value-type="float" office:value="0.0364" calcext:value-type="float">
            <text:p>0.036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3]/[.F16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144:38263]</text:p>
          </table:table-cell>
          <table:table-cell office:value-type="string" calcext:value-type="string">
            <text:p>full</text:p>
          </table:table-cell>
          <table:table-cell office:value-type="float" office:value="120" calcext:value-type="float">
            <text:p>120</text:p>
          </table:table-cell>
          <table:table-cell office:value-type="float" office:value="13276.092" calcext:value-type="float">
            <text:p>13276.092</text:p>
          </table:table-cell>
          <table:table-cell office:value-type="float" office:value="20.4728" calcext:value-type="float">
            <text:p>20.4728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163]*[layers.B7]" office:value-type="float" office:value="1200" calcext:value-type="float">
            <text:p>1200</text:p>
          </table:table-cell>
          <table:table-cell table:formula="of:=[.K164]/[.H164]" office:value-type="float" office:value="120" calcext:value-type="float">
            <text:p>120</text:p>
          </table:table-cell>
          <table:table-cell table:formula="of:=SUM([.E$116:.E163])" office:value-type="float" office:value="110.6341" calcext:value-type="float">
            <text:p>110.6341</text:p>
          </table:table-cell>
          <table:table-cell table:formula="of:=[layers.B7]*[.F163]*[.N163]/[.G163]" office:value-type="float" office:value="144000" calcext:value-type="float">
            <text:p>144000</text:p>
          </table:table-cell>
          <table:table-cell table:formula="of:=[.K164]/[.F164]" office:value-type="float" office:value="1200" calcext:value-type="float">
            <text:p>120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264:38347]</text:p>
          </table:table-cell>
          <table:table-cell office:value-type="string" calcext:value-type="string">
            <text:p>full</text:p>
          </table:table-cell>
          <table:table-cell office:value-type="float" office:value="84" calcext:value-type="float">
            <text:p>84</text:p>
          </table:table-cell>
          <table:table-cell office:value-type="float" office:value="1719.7152" calcext:value-type="float">
            <text:p>1719.7152</text:p>
          </table:table-cell>
          <table:table-cell office:value-type="float" office:value="20.727" calcext:value-type="float">
            <text:p>20.727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164]*[layers.B8]" office:value-type="float" office:value="120" calcext:value-type="float">
            <text:p>120</text:p>
          </table:table-cell>
          <table:table-cell table:formula="of:=[.K165]/[.H165]" office:value-type="float" office:value="84" calcext:value-type="float">
            <text:p>84</text:p>
          </table:table-cell>
          <table:table-cell table:formula="of:=[.E164]" office:value-type="float" office:value="20.4728" calcext:value-type="float">
            <text:p>20.4728</text:p>
          </table:table-cell>
          <table:table-cell table:formula="of:=[layers.B8]*[.F164]*[.N164]/[.G164]" office:value-type="float" office:value="10080" calcext:value-type="float">
            <text:p>10080</text:p>
          </table:table-cell>
          <table:table-cell table:formula="of:=[.K165]/[.F165]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8348:38447]</text:p>
          </table:table-cell>
          <table:table-cell office:value-type="string" calcext:value-type="string">
            <text:p>full</text:p>
          </table:table-cell>
          <table:table-cell office:value-type="float" office:value="99.9" calcext:value-type="float">
            <text:p>99.9</text:p>
          </table:table-cell>
          <table:table-cell office:value-type="float" office:value="2072.7" calcext:value-type="float">
            <text:p>2072.7</text:p>
          </table:table-cell>
          <table:table-cell office:value-type="float" office:value="8.3064" calcext:value-type="float">
            <text:p>8.3064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165]*[layers.B9]" office:value-type="float" office:value="84" calcext:value-type="float">
            <text:p>84</text:p>
          </table:table-cell>
          <table:table-cell table:formula="of:=[.K166]/[.H166]" office:value-type="float" office:value="100" calcext:value-type="float">
            <text:p>100</text:p>
          </table:table-cell>
          <table:table-cell table:formula="of:=[.E165]" office:value-type="float" office:value="20.727" calcext:value-type="float">
            <text:p>20.727</text:p>
          </table:table-cell>
          <table:table-cell table:formula="of:=[layers.B9]*[.F165]*[.N165]/[.G165]" office:value-type="float" office:value="8400" calcext:value-type="float">
            <text:p>8400</text:p>
          </table:table-cell>
          <table:table-cell table:formula="of:=[.K166]/[.F166]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table table:name="layers" table:style-name="ta1"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3T18:58:04.190047903</dc:date>
    <dc:creator>Elkin Cruz</dc:creator>
    <meta:editing-duration>PT5M49S</meta:editing-duration>
    <meta:editing-cycles>1</meta:editing-cycles>
    <meta:document-statistic meta:table-count="2" meta:cell-count="2170" meta:object-count="0"/>
    <meta:generator>LibreOffice/7.3.0.3$Linux_X86_64 LibreOffice_project/30$Build-3</meta:generator>
  </office:meta>
</office:document-meta>
</file>